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row table:style-name="ro1">
          <table:table-cell table:style-name="ce1"/>
          <table:table-cell table:style-name="ce4"/>
          <table:table-cell table:style-name="ce7" office:value-type="string">
            <text:p>NOTES CONTROL 2 PIPA</text:p>
          </table:table-cell>
        </table:table-row>
        <table:table-row table:style-name="ro1" table:number-rows-repeated="3">
          <table:table-cell table:style-name="ce1"/>
          <table:table-cell table:style-name="ce4"/>
          <table:table-cell table:style-name="Default"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8" office:value-type="string">
            <text:p>Nota</text:p>
          </table:table-cell>
        </table:table-row>
        <table:table-row table:style-name="ro3">
          <table:table-cell office:value-type="string">
            <text:p>78219335S</text:p>
          </table:table-cell>
          <table:table-cell office:value-type="string">
            <text:p>Amengual Caldentey, Caterin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3122104W</text:p>
          </table:table-cell>
          <table:table-cell office:value-type="string">
            <text:p>Azpiroz López, Aitor</text:p>
          </table:table-cell>
          <table:table-cell/>
        </table:table-row>
        <table:table-row table:style-name="ro3">
          <table:table-cell office:value-type="string">
            <text:p>43195391B</text:p>
          </table:table-cell>
          <table:table-cell office:value-type="string">
            <text:p>Basalo Tur, Abe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43158631M</text:p>
          </table:table-cell>
          <table:table-cell office:value-type="string">
            <text:p>Boscana Oliver, Bartomeu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43166787L</text:p>
          </table:table-cell>
          <table:table-cell office:value-type="string">
            <text:p>Bover Solano, Javier</text:p>
          </table:table-cell>
          <table:table-cell/>
        </table:table-row>
        <table:table-row table:style-name="ro3">
          <table:table-cell office:value-type="string">
            <text:p>X5762422W</text:p>
          </table:table-cell>
          <table:table-cell office:value-type="string">
            <text:p>Cacuango Sandoval, Richard Javie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1521746F</text:p>
          </table:table-cell>
          <table:table-cell office:value-type="string">
            <text:p>Calafat Alhama, Juan Marcos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3155315R</text:p>
          </table:table-cell>
          <table:table-cell office:value-type="string">
            <text:p>Expósito García, Serg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3162694C</text:p>
          </table:table-cell>
          <table:table-cell office:value-type="string">
            <text:p>Ferrer García, Pedro</text:p>
          </table:table-cell>
          <table:table-cell/>
        </table:table-row>
        <table:table-row table:style-name="ro3">
          <table:table-cell office:value-type="string">
            <text:p>78218361F</text:p>
          </table:table-cell>
          <table:table-cell office:value-type="string">
            <text:p>Fontclara Martorell, Antonio Javier</text:p>
          </table:table-cell>
          <table:table-cell/>
        </table:table-row>
        <table:table-row table:style-name="ro3">
          <table:table-cell office:value-type="string">
            <text:p>47777043V</text:p>
          </table:table-cell>
          <table:table-cell office:value-type="string">
            <text:p>García Sánchez, Carlos</text:p>
          </table:table-cell>
          <table:table-cell/>
        </table:table-row>
        <table:table-row table:style-name="ro3">
          <table:table-cell office:value-type="string">
            <text:p>43199272M</text:p>
          </table:table-cell>
          <table:table-cell office:value-type="string">
            <text:p>Horrach Hinarejos, Pedro José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43208633M</text:p>
          </table:table-cell>
          <table:table-cell office:value-type="string">
            <text:p>Julià Vallespir, Miguel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43160570N</text:p>
          </table:table-cell>
          <table:table-cell office:value-type="string">
            <text:p>Martínez González, Javier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43102465M</text:p>
          </table:table-cell>
          <table:table-cell office:value-type="string">
            <text:p>Novas Terrasa, Isidro</text:p>
          </table:table-cell>
          <table:table-cell/>
        </table:table-row>
        <table:table-row table:style-name="ro3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/>
        </table:table-row>
        <table:table-row table:style-name="ro3">
          <table:table-cell office:value-type="string">
            <text:p>43187941J</text:p>
          </table:table-cell>
          <table:table-cell office:value-type="string">
            <text:p>Rodríguez Aguado, Cristina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43206165K</text:p>
          </table:table-cell>
          <table:table-cell office:value-type="string">
            <text:p>Sastre Riera, Sandra Margarita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43150526L</text:p>
          </table:table-cell>
          <table:table-cell office:value-type="string">
            <text:p>Sauco Pocoví, Francisco José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43168216E</text:p>
          </table:table-cell>
          <table:table-cell office:value-type="string">
            <text:p>Tortosa Jiménez, Francisco Gabrie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78217854Y</text:p>
          </table:table-cell>
          <table:table-cell office:value-type="string">
            <text:p>Vidal Ginard, Joa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2:31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5T12:31:48.42</dc:date>
    <dc:creator>joseluis</dc:creator>
    <meta:editing-duration>PT00H07M39S</meta:editing-duration>
    <meta:editing-cycles>3</meta:editing-cycles>
    <meta:generator>OpenOffice.org/3.0$Win32 OpenOffice.org_project/300m9$Build-9358</meta:generator>
    <meta:document-statistic meta:table-count="1" meta:cell-count="6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